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64cm" fo:min-width="0.91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12cm" fo:min-width="0.86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a9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a933" draw:marker-start-width="0.279cm" draw:marker-end-width="0.279cm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svg:stroke-width="0.053cm" draw:marker-start-width="0.279cm" draw:marker-end-width="0.279cm" draw:fill="none" fo:padding-top="0.026cm" fo:padding-bottom="0.026cm" fo:padding-left="0.026cm" fo:padding-right="0.0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cm" svg:height="2cm" svg:x="9cm" svg:y="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cm" svg:height="2cm" svg:x="5.9cm" svg:y="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cm" svg:height="2cm" svg:x="12cm" svg:y="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cm" svg:height="2cm" svg:x="14.1cm" svg:y="10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2cm" svg:x="9.9cm" svg:y="10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2cm" svg:x="14.1cm" svg:y="13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3cm" svg:y1="9cm" svg:x2="11.607cm" svg:y2="10.293cm" draw:start-shape="id1" draw:start-glue-point="8" draw:end-shape="id2" draw:end-glue-point="11" svg:d="M13000 9000l-1393 1293" svg:viewBox="0 0 1394 1294">
          <text:p/>
        </draw:connector>
        <draw:connector draw:style-name="gr3" draw:text-style-name="P2" draw:layer="layout" draw:type="line" svg:x1="13.014cm" svg:y1="8.987cm" svg:x2="14.393cm" svg:y2="10.293cm" draw:end-shape="id3" draw:end-glue-point="5" svg:d="M13014 8987l1379 1306" svg:viewBox="0 0 1380 1307">
          <text:p/>
        </draw:connector>
        <draw:connector draw:style-name="gr3" draw:text-style-name="P2" draw:layer="layout" draw:type="line" svg:x1="14.393cm" svg:y1="11.707cm" svg:x2="14.393cm" svg:y2="13.793cm" draw:start-shape="id3" draw:start-glue-point="7" draw:end-shape="id4" draw:end-glue-point="5" svg:d="M14393 11707v2086" svg:viewBox="0 0 1 2087">
          <text:p/>
        </draw:connector>
        <draw:connector draw:style-name="gr3" draw:text-style-name="P2" draw:layer="layout" draw:type="line" svg:x1="10cm" svg:y1="6cm" svg:x2="12cm" svg:y2="8cm" draw:start-shape="id5" draw:start-glue-point="8" draw:end-shape="id1" draw:end-glue-point="6" svg:d="M10000 6000l2000 2000" svg:viewBox="0 0 2001 2001">
          <text:p/>
        </draw:connector>
        <draw:connector draw:style-name="gr3" draw:text-style-name="P2" draw:layer="layout" draw:type="line" svg:x1="10cm" svg:y1="6cm" svg:x2="7.9cm" svg:y2="8cm" draw:start-shape="id5" draw:start-glue-point="8" draw:end-shape="id6" draw:end-glue-point="10" svg:d="M10000 6000l-2100 2000" svg:viewBox="0 0 2101 2001">
          <text:p/>
        </draw:connector>
        <draw:connector draw:style-name="gr4" draw:text-style-name="P2" draw:layer="layout" draw:type="line" svg:x1="10.707cm" svg:y1="5.707cm" svg:x2="12.293cm" svg:y2="7.293cm" draw:start-shape="id5" draw:start-glue-point="9" draw:end-shape="id1" draw:end-glue-point="5" svg:d="M10707 5707l1586 1586" svg:viewBox="0 0 1587 1587">
          <text:p/>
        </draw:connector>
        <draw:connector draw:style-name="gr4" draw:text-style-name="P2" draw:layer="layout" draw:type="line" svg:x1="11cm" svg:y1="5cm" svg:x2="13cm" svg:y2="7cm" draw:start-shape="id5" draw:start-glue-point="10" draw:end-shape="id1" draw:end-glue-point="4" svg:d="M11000 5000l2000 2000" svg:viewBox="0 0 2001 2001">
          <text:p/>
        </draw:connector>
        <draw:connector draw:style-name="gr4" draw:text-style-name="P2" draw:layer="layout" draw:type="line" svg:x1="13.707cm" svg:y1="8.707cm" svg:x2="15.1cm" svg:y2="10cm" draw:start-shape="id1" draw:start-glue-point="9" draw:end-shape="id3" svg:d="M13707 8707l1393 1293" svg:viewBox="0 0 1394 1294">
          <text:p/>
        </draw:connector>
        <draw:frame draw:style-name="gr5" draw:text-style-name="P3" draw:layer="layout" svg:width="3.258cm" svg:height="0.962cm" svg:x="12.331cm" svg:y="5.1cm">
          <draw:text-box>
            <text:p>6 via 2, ...</text:p>
          </draw:text-box>
        </draw:frame>
        <draw:frame draw:style-name="gr5" draw:text-style-name="P3" draw:layer="layout" svg:width="2.369cm" svg:height="0.962cm" svg:x="14.8cm" svg:y="8.238cm">
          <draw:text-box>
            <text:p>6 via 5</text:p>
          </draw:text-box>
        </draw:frame>
        <draw:line draw:style-name="gr6" draw:text-style-name="P2" draw:layer="layout" svg:x1="14.9cm" svg:y1="9.6cm" svg:x2="15.6cm" svg:y2="9.1cm">
          <text:p/>
        </draw:line>
        <draw:line draw:style-name="gr6" draw:text-style-name="P2" draw:layer="layout" svg:x1="12.7cm" svg:y1="6.5cm" svg:x2="13.4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1" draw:fill-hatch-name="Hatching_20_1" draw:fill-image-name="Bitmap_20_1" draw:textarea-vertical-align="middle" draw:auto-grow-height="false" draw:auto-grow-width="false" draw:fit-to-contour="false" fo:padding-top="0cm" fo:padding-bottom="0cm" fo:padding-left="0cm" fo:padding-righ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08:39:24.144369147</meta:creation-date>
    <meta:generator>LibreOffice/6.1.5.2$Linux_X86_64 LibreOffice_project/10$Build-2</meta:generator>
    <dc:date>2020-05-03T10:09:08.980787027</dc:date>
    <meta:editing-duration>PT45M57S</meta:editing-duration>
    <meta:editing-cycles>20</meta:editing-cycles>
    <meta:document-statistic meta:object-count="18"/>
  </office:meta>
</office:document-meta>
</file>